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1866in"/>
    </style:style>
    <style:style style:name="co9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_sample_3" table:style-name="ta1">
        <table:shapes>
          <draw:frame draw:z-index="0" draw:style-name="gr1" draw:text-style-name="P1" svg:width="6.2988in" svg:height="3.5429in" svg:x="7.4768in" svg:y="0.9283in">
            <draw:object draw:notify-on-update-of-ranges="z_sample_3.D1:z_sample_3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1" calcext:value-type="float">
            <text:p>32751.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9200" calcext:value-type="float">
            <text:p>-292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9100" calcext:value-type="float">
            <text:p>-291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1" calcext:value-type="float">
            <text:p>32751.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9000" calcext:value-type="float">
            <text:p>-290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900" calcext:value-type="float">
            <text:p>-289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800" calcext:value-type="float">
            <text:p>-288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700" calcext:value-type="float">
            <text:p>-287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600" calcext:value-type="float">
            <text:p>-28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8" calcext:value-type="float">
            <text:p>32750.8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500" calcext:value-type="float">
            <text:p>-28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400" calcext:value-type="float">
            <text:p>-284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6" calcext:value-type="float">
            <text:p>32750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300" calcext:value-type="float">
            <text:p>-283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6" calcext:value-type="float">
            <text:p>32750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200" calcext:value-type="float">
            <text:p>-282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7" calcext:value-type="float">
            <text:p>32751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100" calcext:value-type="float">
            <text:p>-281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8000" calcext:value-type="float">
            <text:p>-280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900" calcext:value-type="float">
            <text:p>-279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800" calcext:value-type="float">
            <text:p>-278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7" calcext:value-type="float">
            <text:p>32751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700" calcext:value-type="float">
            <text:p>-277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600" calcext:value-type="float">
            <text:p>-27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500" calcext:value-type="float">
            <text:p>-27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7400" calcext:value-type="float">
            <text:p>-27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09:49:03.166081702</dc:date>
    <meta:editing-duration>P3DT18H46M48S</meta:editing-duration>
    <meta:editing-cycles>3</meta:editing-cycles>
    <meta:generator>LibreOffice/7.3.7.2$Linux_X86_64 LibreOffice_project/30$Build-2</meta:generator>
    <meta:document-statistic meta:table-count="1" meta:cell-count="2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4.198cm" style:legend-expansion="high" chart:style-name="ch2"/>
        <chart:plot-area chart:style-name="ch3" table:cell-range-address="z_sample_3.D1:z_sample_3.D19" svg:x="0.32cm" svg:y="0.18cm" svg:width="12.45cm" svg:height="8.64cm">
          <chart:coordinate-region svg:x="1.333cm" svg:y="0.382cm" svg:width="11.24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_sample_3.D1:z_sample_3.D19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">
                <text:p>178</text:p>
                <draw:g>
                  <svg:desc>z_sample_3.D1:z_sample_3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